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47cm" fo:min-width="20.099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7.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3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795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135cm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.199cm" fo:min-width="0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.639cm" fo:min-width="0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ed1c24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874cm" fo:min-width="0.624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599cm" svg:height="4.597cm" svg:x="1.002cm" svg:y="1.00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8cm" svg:height="3.6cm" svg:x="1.554cm" svg:y="1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6cm" svg:height="1.6cm" svg:x="2.254cm" svg:y="2.49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001cm" svg:height="0.001cm" svg:x="16.368cm" svg:y="13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0.599cm" svg:height="4.597cm" svg:x="1.002cm" svg:y="6.0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cm" svg:height="2cm" svg:x="2.524cm" svg:y="7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6cm" svg:height="0.06cm" svg:x="3.494cm" svg:y="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5.826cm" svg:y="7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6.796cm" svg:y="8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9.128cm" svg:y="7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10.098cm" svg:y="8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measurelines" svg:width="1.829cm" svg:height="2cm" svg:x="12.43cm" svg:y="7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55cm" svg:height="0.06cm" svg:x="13.317cm" svg:y="8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measurelines" svg:width="0.635cm" svg:height="1.27cm" svg:x="10.517cm" svg:y="3.79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measurelines" svg:width="1.27cm" svg:height="1.27cm" svg:x="10.196cm" svg:y="3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svg:x="10.818cm" svg:y="4.4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3" draw:layer="measurelines" svg:width="0.635cm" svg:height="0.635cm" svg:x="10.511cm" svg:y="4.1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measurelines" svg:width="0.019cm" svg:height="0.019cm" svg:x="10.822cm" svg:y="4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3" draw:layer="measurelines" svg:width="0.254cm" svg:height="0.889cm" svg:x="10.704cm" svg:y="3.66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8" draw:text-style-name="P1" draw:layer="measurelines" svg:width="1.27cm" svg:height="1.27cm" draw:transform="rotate (1.5707963267949) translate (10.196cm 3.0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0.818cm 2.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0.509cm 2.7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0.82cm 2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2.43cm 3.0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3.052cm 2.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2.743cm 2.7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3.054cm 2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2.43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3.052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2.743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3.054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9.085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9.707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9.398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9.709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6.875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7.497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7.188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7.499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4" draw:text-style-name="P4" draw:layer="measurelines" svg:width="0.5cm" svg:height="0.5cm" svg:x="17.237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measurelines" svg:width="0.5cm" svg:height="0.5cm" svg:x="19.447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" draw:layer="measurelines" svg:width="1.588cm" svg:height="1.588cm" svg:x="18.553cm" svg:y="8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48cm" svg:height="0.048cm" svg:x="19.323cm" svg:y="9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measurelines" svg:width="1.778cm" svg:height="1.016cm" svg:x="18.526cm" svg:y="6.71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1" draw:layer="layout" svg:width="1.27cm" svg:height="1.27cm" draw:transform="rotate (1.5707963267949) translate (14.64cm 5.0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38cm" svg:height="0.038cm" draw:transform="rotate (1.5707963267949) translate (15.262cm 4.4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layout" svg:width="0.635cm" svg:height="0.635cm" draw:transform="rotate (1.5707963267949) translate (14.953cm 4.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019cm" svg:height="0.019cm" draw:transform="rotate (1.5707963267949) translate (15.264cm 4.4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4" draw:text-style-name="P4" draw:layer="layout" svg:width="0.5cm" svg:height="0.5cm" svg:x="15.002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" draw:layer="layout" svg:width="1.588cm" svg:height="1.588cm" svg:x="15.63cm" svg:y="6.6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48cm" svg:height="0.048cm" svg:x="16.4cm" svg:y="7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" draw:layer="layout" svg:width="1.588cm" svg:height="1.588cm" svg:x="15.631cm" svg:y="8.5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48cm" svg:height="0.048cm" svg:x="16.401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28T13:13:49.642875600</meta:creation-date>
    <dc:date>2022-09-25T15:27:45.299980931</dc:date>
    <meta:editing-duration>P45DT14H7M25S</meta:editing-duration>
    <meta:editing-cycles>78</meta:editing-cycles>
    <meta:generator>LibreOffice/7.3.6.2$Linux_X86_64 LibreOffice_project/30$Build-2</meta:generator>
    <meta:document-statistic meta:object-count="82"/>
  </office:meta>
</office:document-meta>
</file>